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ntensit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Weed density (pl m-2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Weed density (pl m-2)</text:p>
          </table:table-cell>
          <table:table-cell office:value-type="float" office:value="46.6603973653191" calcext:value-type="float">
            <text:p>46.6603973653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eed density (pl m-2)</text:p>
          </table:table-cell>
          <table:table-cell office:value-type="float" office:value="27.1683715631515" calcext:value-type="float">
            <text:p>27.168371563151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" office:value-type="string" calcext:value-type="string">
            <text:p>Weed density (pl m-2)</text:p>
          </table:table-cell>
          <table:table-cell office:value-type="float" office:value="17.8596434218072" calcext:value-type="float">
            <text:p>17.8596434218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eed density (pl m-2)</text:p>
          </table:table-cell>
          <table:table-cell office:value-type="float" office:value="12.6768701290528" calcext:value-type="float">
            <text:p>12.676870129052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Weed density (pl m-2)</text:p>
          </table:table-cell>
          <table:table-cell office:value-type="float" office:value="9.48750628542388" calcext:value-type="float">
            <text:p>9.48750628542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Weed density (pl m-2)</text:p>
          </table:table-cell>
          <table:table-cell office:value-type="float" office:value="7.38120413393457" calcext:value-type="float">
            <text:p>7.3812041339345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1" office:value-type="string" calcext:value-type="string">
            <text:p>Weed density (pl m-2)</text:p>
          </table:table-cell>
          <table:table-cell office:value-type="float" office:value="5.91507797570148" calcext:value-type="float">
            <text:p>5.915077975701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Weed density (pl m-2)</text:p>
          </table:table-cell>
          <table:table-cell office:value-type="float" office:value="4.85217428469052" calcext:value-type="float">
            <text:p>4.852174284690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rop soil cover (%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crop soil cover (%)</text:p>
          </table:table-cell>
          <table:table-cell office:value-type="float" office:value="13.0641764601194" calcext:value-type="float">
            <text:p>13.06417646011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op soil cover (%)</text:p>
          </table:table-cell>
          <table:table-cell office:value-type="float" office:value="24.4216258544274" calcext:value-type="float">
            <text:p>24.4216258544274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crop soil cover (%)</text:p>
          </table:table-cell>
          <table:table-cell office:value-type="float" office:value="34.2953180184943" calcext:value-type="float">
            <text:p>34.29531801849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op soil cover (%)</text:p>
          </table:table-cell>
          <table:table-cell office:value-type="float" office:value="42.8790936151185" calcext:value-type="float">
            <text:p>42.8790936151185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crop soil cover (%)</text:p>
          </table:table-cell>
          <table:table-cell office:value-type="float" office:value="50.3414696208591" calcext:value-type="float">
            <text:p>50.341469620859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op soil cover (%)</text:p>
          </table:table-cell>
          <table:table-cell office:value-type="float" office:value="56.828947657092" calcext:value-type="float">
            <text:p>56.828947657092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crop soil cover (%)</text:p>
          </table:table-cell>
          <table:table-cell office:value-type="float" office:value="62.46889011486" calcext:value-type="float">
            <text:p>62.4688901148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op soil cover (%)</text:p>
          </table:table-cell>
          <table:table-cell office:value-type="float" office:value="67.3720205376961" calcext:value-type="float">
            <text:p>67.372020537696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weed free yield loss (%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weed free yield loss (%)</text:p>
          </table:table-cell>
          <table:table-cell office:value-type="float" office:value="1.24221995061185" calcext:value-type="float">
            <text:p>1.242219950611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eed free yield loss (%)</text:p>
          </table:table-cell>
          <table:table-cell office:value-type="float" office:value="2.46900879716674" calcext:value-type="float">
            <text:p>2.46900879716674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weed free yield loss (%)</text:p>
          </table:table-cell>
          <table:table-cell office:value-type="float" office:value="3.68055822791783" calcext:value-type="float">
            <text:p>3.680558227917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eed free yield loss (%)</text:p>
          </table:table-cell>
          <table:table-cell office:value-type="float" office:value="4.87705754992861" calcext:value-type="float">
            <text:p>4.87705754992861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weed free yield loss (%)</text:p>
          </table:table-cell>
          <table:table-cell office:value-type="float" office:value="6.05869371865242" calcext:value-type="float">
            <text:p>6.0586937186524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eed free yield loss (%)</text:p>
          </table:table-cell>
          <table:table-cell office:value-type="float" office:value="7.22565136714472" calcext:value-type="float">
            <text:p>7.22565136714472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weed free yield loss (%)</text:p>
          </table:table-cell>
          <table:table-cell office:value-type="float" office:value="8.37811283491224" calcext:value-type="float">
            <text:p>8.378112834912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eed free yield loss (%)</text:p>
          </table:table-cell>
          <table:table-cell office:value-type="float" office:value="9.51625819640404" calcext:value-type="float">
            <text:p>9.51625819640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3T09:27:49.007000000</meta:creation-date>
    <dc:date>2024-08-03T09:32:15.751000000</dc:date>
    <meta:editing-duration>PT4M26S</meta:editing-duration>
    <meta:editing-cycles>1</meta:editing-cycles>
    <meta:generator>LibreOffice/7.3.3.2$Windows_X86_64 LibreOffice_project/d1d0ea68f081ee2800a922cac8f79445e4603348</meta:generator>
    <meta:document-statistic meta:table-count="1" meta:cell-count="84" meta:object-count="0"/>
  </office:meta>
</office:document-meta>
</file>